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Calibri"/>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P1" style:parent-style-name="Lijstalinea" style:master-page-name="MP0" style:family="paragraph">
      <style:paragraph-properties fo:break-before="page"/>
    </style:style>
    <style:style style:name="P3" style:parent-style-name="Lijstalinea" style:list-style-name="LFO1" style:family="paragraph"/>
    <style:style style:name="T4" style:parent-style-name="Standaardalinea-lettertype" style:family="text">
      <style:text-properties fo:font-weight="bold" style:font-weight-asian="bold"/>
    </style:style>
    <style:style style:name="P5" style:parent-style-name="Lijstalinea" style:family="paragraph">
      <style:text-properties style:font-weight-complex="bold"/>
    </style:style>
    <style:style style:name="P6" style:parent-style-name="Lijstalinea" style:family="paragraph">
      <style:text-properties style:font-weight-complex="bold"/>
    </style:style>
    <style:style style:name="P7" style:parent-style-name="Lijstalinea" style:list-style-name="LFO1" style:family="paragraph"/>
    <style:style style:name="T8" style:parent-style-name="Standaardalinea-lettertype" style:family="text">
      <style:text-properties fo:font-weight="bold" style:font-weight-asian="bold"/>
    </style:style>
    <style:style style:name="P9" style:parent-style-name="Lijstalinea" style:list-style-name="LFO1" style:family="paragraph"/>
    <style:style style:name="T10" style:parent-style-name="Standaardalinea-lettertype" style:family="text">
      <style:text-properties fo:font-weight="bold" style:font-weight-asian="bold"/>
    </style:style>
    <style:style style:name="P11" style:parent-style-name="Lijstalinea" style:list-style-name="LFO1" style:family="paragraph">
      <style:text-properties fo:font-weight="bold" style:font-weight-asian="bold" style:font-weight-complex="bold"/>
    </style:style>
    <style:style style:name="P12" style:parent-style-name="Lijstalinea" style:family="paragraph">
      <style:text-properties fo:font-weight="bold" style:font-weight-asian="bold" style:font-weight-complex="bold"/>
    </style:style>
    <style:style style:name="P13" style:parent-style-name="Lijstalinea" style:list-style-name="LFO1" style:family="paragraph"/>
    <style:style style:name="T14" style:parent-style-name="Standaardalinea-lettertype" style:family="text">
      <style:text-properties fo:font-weight="bold" style:font-weight-asian="bold"/>
    </style:style>
    <style:style style:name="P15" style:parent-style-name="Lijstalinea" style:family="paragraph">
      <style:text-properties fo:font-weight="bold" style:font-weight-asian="bold" style:font-weight-complex="bold"/>
    </style:style>
    <style:style style:name="P16" style:parent-style-name="Standaard" style:family="paragraph">
      <style:paragraph-properties style:vertical-align="auto" fo:margin-bottom="0.1666in" style:line-height-at-least="0.3125in" fo:margin-left="0.0104in">
        <style:tab-stops/>
      </style:paragraph-properties>
      <style:text-properties style:font-name="Calibri" style:font-name-asian="Times New Roman" style:font-name-complex="Calibri" fo:color="#000000" fo:font-size="12pt" style:font-size-asian="12pt" style:font-size-complex="12pt" style:language-asian="nl" style:country-asian="NL" fo:hyphenate="false"/>
    </style:style>
    <style:style style:name="P17" style:parent-style-name="Standaard" style:family="paragraph">
      <style:paragraph-properties style:vertical-align="auto" fo:margin-bottom="0.1666in" style:line-height-at-least="0.3125in" fo:margin-left="0.0104in">
        <style:tab-stops/>
      </style:paragraph-properties>
      <style:text-properties style:font-name="Calibri" style:font-name-asian="Times New Roman" style:font-name-complex="Calibri" fo:color="#000000" fo:font-size="12pt" style:font-size-asian="12pt" style:font-size-complex="12pt" style:language-asian="nl" style:country-asian="NL" fo:hyphenate="false"/>
    </style:style>
    <style:style style:name="P18" style:parent-style-name="Standaard" style:family="paragraph">
      <style:paragraph-properties style:vertical-align="auto" fo:margin-bottom="0.1666in" style:line-height-at-least="0.3125in" fo:margin-left="0.0104in">
        <style:tab-stops/>
      </style:paragraph-properties>
      <style:text-properties style:font-name="Calibri" style:font-name-asian="Times New Roman" style:font-name-complex="Calibri" fo:color="#000000" fo:font-size="12pt" style:font-size-asian="12pt" style:font-size-complex="12pt" style:language-asian="nl" style:country-asian="NL" fo:hyphenate="false"/>
    </style:style>
    <style:style style:name="P19" style:parent-style-name="Standaard" style:family="paragraph">
      <style:paragraph-properties style:vertical-align="auto" fo:margin-bottom="0.1666in" style:line-height-at-least="0.3125in" fo:margin-left="0.0104in">
        <style:tab-stops/>
      </style:paragraph-properties>
      <style:text-properties style:font-name="Calibri" style:font-name-asian="Times New Roman" style:font-name-complex="Calibri" fo:color="#000000" fo:font-size="12pt" style:font-size-asian="12pt" style:font-size-complex="12pt" style:language-asian="nl" style:country-asian="NL" fo:hyphenate="false"/>
    </style:style>
    <style:style style:name="P20" style:parent-style-name="Standaard" style:family="paragraph">
      <style:paragraph-properties style:vertical-align="auto" fo:margin-bottom="0.1666in" style:line-height-at-least="0.3125in" fo:margin-left="0.0104in">
        <style:tab-stops/>
      </style:paragraph-properties>
      <style:text-properties style:font-name="Calibri" style:font-name-asian="Times New Roman" style:font-name-complex="Calibri" fo:color="#000000" fo:font-size="12pt" style:font-size-asian="12pt" style:font-size-complex="12pt" style:language-asian="nl" style:country-asian="NL" fo:hyphenate="false"/>
    </style:style>
    <style:style style:name="P21" style:parent-style-name="Lijstalinea" style:list-style-name="LFO1" style:family="paragraph">
      <style:text-properties fo:font-weight="bold" style:font-weight-asian="bold" style:font-weight-complex="bold"/>
    </style:style>
    <style:style style:name="P22" style:parent-style-name="Lijstalinea" style:family="paragraph">
      <style:text-properties fo:font-weight="bold" style:font-weight-asian="bold" style:font-weight-complex="bold"/>
    </style:style>
    <style:style style:name="P23" style:parent-style-name="Lijstalinea" style:family="paragraph">
      <style:text-properties fo:font-weight="bold" style:font-weight-asian="bold" style:font-weight-complex="bold"/>
    </style:style>
    <style:style style:name="P24" style:parent-style-name="Lijstalinea" style:list-style-name="LFO1" style:family="paragraph"/>
    <style:style style:name="T25" style:parent-style-name="Standaardalinea-lettertype" style:family="text">
      <style:text-properties fo:font-weight="bold" style:font-weight-asian="bold"/>
    </style:style>
    <style:style style:name="P26" style:parent-style-name="Lijstalinea" style:family="paragraph">
      <style:text-properties style:font-weight-complex="bold"/>
    </style:style>
    <style:style style:name="P27" style:parent-style-name="Lijstalinea" style:list-style-name="LFO1" style:family="paragraph">
      <style:text-properties fo:font-weight="bold" style:font-weight-asian="bold" style:font-weight-complex="bold"/>
    </style:style>
    <style:style style:name="P28" style:parent-style-name="Lijstalinea" style:list-style-name="LFO1" style:family="paragraph">
      <style:text-properties fo:font-weight="bold" style:font-weight-asian="bold" style:font-weight-complex="bold"/>
    </style:style>
    <style:style style:name="P29" style:parent-style-name="Lijstalinea" style:family="paragraph">
      <style:text-properties fo:font-weight="bold" style:font-weight-asian="bold" style:font-weight-complex="bold"/>
    </style:style>
    <style:style style:name="P30" style:parent-style-name="Lijstalinea" style:family="paragraph">
      <style:text-properties fo:font-weight="bold" style:font-weight-asian="bold" style:font-weight-complex="bold"/>
    </style:style>
    <style:style style:name="P31" style:parent-style-name="Standaard" style:family="paragraph">
      <style:paragraph-properties fo:margin-left="0.5in">
        <style:tab-stops/>
      </style:paragraph-properties>
    </style:style>
    <style:style style:name="P32" style:parent-style-name="Standaard" style:family="paragraph">
      <style:paragraph-properties fo:margin-left="0.5in">
        <style:tab-stops/>
      </style:paragraph-properties>
    </style:style>
    <style:style style:name="P33" style:parent-style-name="Lijstalinea" style:family="paragraph">
      <style:text-properties fo:font-weight="bold" style:font-weight-asian="bold" style:font-weight-complex="bold"/>
    </style:style>
    <style:style style:name="P34" style:parent-style-name="Lijstalinea" style:family="paragraph">
      <style:text-properties fo:font-weight="bold" style:font-weight-asian="bold" style:font-weight-complex="bold"/>
    </style:style>
    <style:style style:name="P35" style:parent-style-name="Lijstalinea" style:list-style-name="LFO1" style:family="paragraph">
      <style:text-properties fo:font-weight="bold" style:font-weight-asian="bold" style:font-weight-complex="bold"/>
    </style:style>
    <style:style style:name="P36" style:parent-style-name="Lijstalinea" style:list-style-name="LFO1" style:family="paragraph">
      <style:text-properties fo:font-weight="bold" style:font-weight-asian="bold" style:font-weight-complex="bold"/>
    </style:style>
    <style:style style:name="P37" style:parent-style-name="Standaard" style:family="paragraph">
      <style:paragraph-properties fo:margin-left="0.25in">
        <style:tab-stops/>
      </style:paragraph-properties>
    </style:style>
    <style:style style:name="P38" style:parent-style-name="Lijstalinea" style:list-style-name="LFO1" style:family="paragraph">
      <style:text-properties fo:font-weight="bold" style:font-weight-asian="bold" style:font-weight-complex="bold"/>
    </style:style>
    <style:style style:name="P39" style:parent-style-name="Lijstalinea" style:list-style-name="LFO1" style:family="paragraph">
      <style:text-properties fo:font-weight="bold" style:font-weight-asian="bold" style:font-weight-complex="bold"/>
    </style:style>
    <style:style style:name="P40" style:parent-style-name="Lijstalinea" style:list-style-name="LFO1" style:family="paragraph">
      <style:text-properties fo:font-weight="bold" style:font-weight-asian="bold" style:font-weight-complex="bold"/>
    </style:style>
    <style:style style:name="P41" style:parent-style-name="Lijstalinea" style:list-style-name="LFO1" style:family="paragraph">
      <style:text-properties fo:font-weight="bold" style:font-weight-asian="bold" style:font-weight-complex="bold"/>
    </style:style>
    <style:style style:name="T42" style:parent-style-name="Standaardalinea-lettertype" style:family="text">
      <style:text-properties fo:font-weight="bold" style:font-weight-asian="bold" style:font-weight-complex="bold"/>
    </style:style>
    <style:style style:name="T43" style:parent-style-name="Standaardalinea-lettertype" style:family="text">
      <style:text-properties fo:font-weight="bold" style:font-weight-asian="bold" style:font-weight-complex="bold"/>
    </style:style>
    <style:style style:name="T44" style:parent-style-name="Standaardalinea-lettertype" style:family="text">
      <style:text-properties fo:font-weight="bold" style:font-weight-asian="bold" style:font-weight-complex="bold"/>
    </style:style>
    <style:style style:name="T45" style:parent-style-name="Standaardalinea-lettertype" style:family="text">
      <style:text-properties fo:font-weight="bold" style:font-weight-asian="bold" style:font-weight-complex="bold"/>
    </style:style>
    <style:style style:name="P46" style:parent-style-name="Lijstalinea" style:list-style-name="LFO1" style:family="paragraph">
      <style:text-properties fo:font-weight="bold" style:font-weight-asian="bold" style:font-weight-complex="bold"/>
    </style:style>
    <style:style style:name="T47" style:parent-style-name="Standaardalinea-lettertype" style:family="text">
      <style:text-properties fo:font-weight="bold" style:font-weight-asian="bold" style:font-weight-complex="bold"/>
    </style:style>
    <style:style style:name="T48" style:parent-style-name="Standaardalinea-lettertype" style:family="text">
      <style:text-properties fo:font-weight="bold" style:font-weight-asian="bold" style:font-weight-complex="bold"/>
    </style:style>
    <style:style style:name="T49" style:parent-style-name="Standaardalinea-lettertype" style:family="text">
      <style:text-properties fo:font-weight="bold" style:font-weight-asian="bold" style:font-weight-complex="bold"/>
    </style:style>
    <style:style style:name="T50" style:parent-style-name="Standaardalinea-lettertype" style:family="text">
      <style:text-properties fo:font-weight="bold" style:font-weight-asian="bold" style:font-weight-complex="bold"/>
    </style:style>
    <style:style style:name="P51" style:parent-style-name="Lijstalinea" style:list-style-name="LFO1" style:family="paragraph">
      <style:text-properties fo:font-weight="bold" style:font-weight-asian="bold" style:font-weight-complex="bold"/>
    </style:style>
    <style:style style:name="P52" style:parent-style-name="Lijstalinea" style:list-style-name="LFO2" style:family="paragraph"/>
    <style:style style:name="P53" style:parent-style-name="Lijstalinea" style:list-style-name="LFO2" style:family="paragraph"/>
    <style:style style:name="P54" style:parent-style-name="Lijstalinea" style:list-style-name="LFO1" style:family="paragraph">
      <style:text-properties fo:font-weight="bold" style:font-weight-asian="bold" style:font-weight-complex="bold"/>
    </style:style>
    <style:style style:name="P55" style:parent-style-name="Lijstalinea" style:list-style-name="LFO2" style:family="paragraph"/>
    <style:style style:name="P56" style:parent-style-name="Lijstalinea" style:list-style-name="LFO2" style:family="paragraph"/>
    <style:style style:name="P57" style:parent-style-name="Lijstalinea" style:list-style-name="LFO2" style:family="paragraph"/>
    <style:style style:name="P58" style:parent-style-name="Lijstalinea" style:list-style-name="LFO1" style:family="paragraph">
      <style:text-properties fo:font-weight="bold" style:font-weight-asian="bold" style:font-weight-complex="bold"/>
    </style:style>
    <style:style style:name="P59" style:parent-style-name="Standaard" style:family="paragraph">
      <style:paragraph-properties fo:margin-left="0.5in">
        <style:tab-stops/>
      </style:paragraph-properties>
    </style:style>
  </office:automatic-styles>
  <office:body>
    <office:text text:use-soft-page-breaks="true">
      <text:p text:style-name="P1"/>
      <text:list text:style-name="LFO1" text:continue-numbering="true">
        <text:list-item>
          <text:p text:style-name="P3"><text:span text:style-name="T4">Zoek op wat geweldloze communicatie is en geef hiervan een korte beschrijving (min 30w)</text:span></text:p>
        </text:list-item>
      </text:list>
      <text:p text:style-name="Lijstalinea"/>
      <text:p text:style-name="P5">Het is een manier van communiceren die ontwikkeld is door Marshall Rosenberg. De manier waarop het werkt is dat elk persoon alles doet om een behoefte te vervullen en mensen kunnen dan communiceren door elkaars behoefte te respecteren.</text:p>
      <text:p text:style-name="P6"/>
      <text:list text:style-name="LFO1" text:continue-numbering="true">
        <text:list-item>
          <text:p text:style-name="P7"><text:span text:style-name="T8">Beschrijf in een korte samenvatting (minmaal 100w, exclusief de 12 principes) wat scrum is, wat de onderdelen zijn, wat zijn de voor/nadelen, de scrum artifacts, de rituelen etc.</text:span></text:p>
        </text:list-item>
      </text:list>
      <text:p text:style-name="Lijstalinea"/>
      <text:p text:style-name="Lijstalinea">Scrum is een flexibelere en effectiever manier van werken. Dit zorgt ervoor dat het team op een productievere manier van werken mogelijk maakt. Hierbij zijn ook de mogelijkheden om eventuele problemen snel aan te pakken. Doordat je op sprints werkt kan je team focussen op specifieke doelen die besproken waren en lever je die op tijdens de sprint. Een andere voordeel van het werken met scrum is dat het overzichtelijk is. Hierop kan de scrum master weten waarmee iedereen mee bezig is en kan er ook makkelijk onderwerpen besproken worden tijdens de sprint.<text:s/></text:p>
      <text:p text:style-name="Lijstalinea">Een nadeel van scrum is dat het niet makkelijk is om uit te voeren. Omdat, je niet zomaar een gedeelte van scrum kan overnemen en de rest laat liggen. Hierdoor kunnen er mensen onplezierig werken waardoor een kans bestaat dat het project waar het team aan werkt misschien onderdelen missen.</text:p>
      <text:p text:style-name="Lijstalinea"/>
      <text:list text:style-name="LFO1" text:continue-numbering="true">
        <text:list-item>
          <text:p text:style-name="P9"><text:span text:style-name="T10">Welke onderdelen heeft een scrum bord?</text:span></text:p>
        </text:list-item>
      </text:list>
      <text:p text:style-name="Lijstalinea"/>
      <text:p text:style-name="Lijstalinea">User stories: Een korte beschrijving van een functionaliteit of wens die op een bepaald manier wordt beschreven.</text:p>
      <text:p text:style-name="Lijstalinea">Backlog: Hier staan alle user stories in.</text:p>
      <text:p text:style-name="Lijstalinea">To-do: Zijn users stories die in kleinere opdrachten zijn gemaakt</text:p>
      <text:p text:style-name="Lijstalinea">Doing: Is iemand van het team ermee bezig mee is.</text:p>
      <text:p text:style-name="Lijstalinea">Done: is als iemand met een leverbaar product klaar is.</text:p>
      <text:p text:style-name="Lijstalinea"/>
      <text:list text:style-name="LFO1" text:continue-numbering="true">
        <text:list-item>
          <text:p text:style-name="P11">Leg uit wat INVEST is en wat dit met scrum te maken heeft.</text:p>
        </text:list-item>
      </text:list>
      <text:p text:style-name="P12"/>
      <text:p text:style-name="Lijstalinea">I - Independent: Elk user story moet zo kunnen zijn dat maar 1 iemand eraan kan werken.</text:p>
      <text:p text:style-name="Lijstalinea">N - Negotiable: Elk user story kan worden aangepast.</text:p>
      <text:soft-page-break/>
      <text:p text:style-name="Lijstalinea">V - Valuable: Elk user story representeert een doel van het project en zou functionaliteit moeten aanbieden</text:p>
      <text:p text:style-name="Lijstalinea">E - Estimable: Elk user story zou schatbaar moeten kunnen zijn in de vorm van de tijd.</text:p>
      <text:p text:style-name="Lijstalinea">S - Small: Elk user story zouden niet al te groot moeten zijn. Ze moeten gemaakt kunnen worden in een korte periode van tijd.</text:p>
      <text:p text:style-name="Lijstalinea">T - Testable: Elk user story moet test-baar zijn om ervan zeker te zijn dat de development daarvan compleet is.</text:p>
      <text:p text:style-name="Lijstalinea"/>
      <text:p text:style-name="Lijstalinea">INVEST <text:s/>zorgt ervoor dat het maken van user stories je aan deze voorwaarden behoudt. Zodat je op een snellere en effectievere aanpak heb van het maken van user stories</text:p>
      <text:p text:style-name="Lijstalinea"/>
      <text:list text:style-name="LFO1" text:continue-numbering="true">
        <text:list-item>
          <text:p text:style-name="P13"><text:span text:style-name="T14">Leg uit wat SMART is</text:span></text:p>
        </text:list-item>
      </text:list>
      <text:p text:style-name="P15"/>
      <text:p text:style-name="P16">Specific: The goal should target a specific area of improvement or answer a specific need.</text:p>
      <text:p text:style-name="P17">Measurable: The goal must be quantifiable, or at least allow for measurable progress.</text:p>
      <text:p text:style-name="P18">Attainable: The goal should be realistic, based on available resources and existing constraints.</text:p>
      <text:p text:style-name="P19">Relevant: The goal should align with other business objectives to be considered worthwhile.</text:p>
      <text:p text:style-name="P20">Time-bound: The goal must have a deadline or defined end.</text:p>
      <text:p text:style-name="Standaard"/>
      <text:list text:style-name="LFO1" text:continue-numbering="true">
        <text:list-item>
          <text:p text:style-name="P21">Hoe formuleer ik een User story en wat zijn de valkuilen hierbij?</text:p>
        </text:list-item>
      </text:list>
      <text:p text:style-name="P22"/>
      <text:p text:style-name="Lijstalinea">Als … wil ik … omdat…</text:p>
      <text:p text:style-name="Lijstalinea"/>
      <text:p text:style-name="Lijstalinea">De valkuil is dat je teveel gaat nadenken uit een positie vanuit een developer en hierdoor user stories gaat maken die geen toegevoegde waarde heeft voor de klant.</text:p>
      <text:p text:style-name="P23"/>
      <text:list text:style-name="LFO1" text:continue-numbering="true">
        <text:list-item>
          <text:p text:style-name="P24"><text:span text:style-name="T25">Wat is een DDOS aanval?</text:span></text:p>
        </text:list-item>
      </text:list>
      <text:p text:style-name="P26"/>
      <text:p text:style-name="Lijstalinea">Distributed-denial-of-service-aanvallen zijn pogingen om een computer, computernetwerk of dienst niet of moeilijker bereikbaar te maken voor de bedoelde klanten.</text:p>
      <text:p text:style-name="Lijstalinea"/>
      <text:list text:style-name="LFO1" text:continue-numbering="true">
        <text:list-item>
          <text:p text:style-name="P27">Wat is UTF8 en wat heb ik eraan</text:p>
        </text:list-item>
      </text:list>
      <text:p text:style-name="Lijstalinea"/>
      <text:p text:style-name="Lijstalinea">UTF8 is een tekencodering die karakters opslaat als bytes.</text:p>
      <text:p text:style-name="Lijstalinea"/>
      <text:list text:style-name="LFO1" text:continue-numbering="true">
        <text:list-item>
          <text:p text:style-name="P28">Ga voor de volgende User stories na of deze goede user stories zijn voor SCRUM?</text:p>
        </text:list-item>
      </text:list>
      <text:p text:style-name="Lijstalinea"/>
      <text:p text:style-name="P29">- Als koper wil ik de specificaties van een product kunnen bekijken, zodat ik weet wat ik ga kopen.</text:p>
      <text:p text:style-name="Lijstalinea">Dit is een goede user story. Omdat, hij past bij de INVEST en geeft duidelijk aan wat de klant wilt.</text:p>
      <text:p text:style-name="Lijstalinea"/>
      <text:p text:style-name="P30">- Als aanstaande koper wil ik weten of de website gekeurd is, zodat ik kan kijken of de website betrouwbaar is</text:p>
      <text:p text:style-name="Standaard"><text:tab/></text:p>
      <text:p text:style-name="P31">Deze user story is niet goed. Omdat, hij niet specifiek genoeg is. Aan waaraan wilt hij zijn dat de website betrouwbaar is? Want er zijn tegenwoorden veel andere manier.<text:s/></text:p>
      <text:p text:style-name="P32"/>
      <text:p text:style-name="P33">- Als koper wil ik weten wat anderen van het product vinden, zodat ik mijn mening op dat van een ander kan baseren.</text:p>
      <text:p text:style-name="P34"/>
      <text:p text:style-name="Lijstalinea">Dit user story zou wel eens kunnen. Alleen, hij kan nog veel specifieker want wat wilt hij erin? Een review methode waarin mensen hun meningen erover kunnen uitspreken over het product? Een sterren systeem waarop je alleen maar sterren kan geven ipv uitgebreide tekst?</text:p>
      <text:list text:style-name="LFO1" text:continue-numbering="true">
        <text:list-item>
          <text:p text:style-name="P35">Wat zijn de vijf soorten teams die wij volgens het boek Tribal Leadership (Dave Logan, John King, zoek op!) kunnen onderscheiden en waarom is dit van belang?</text:p>
        </text:list-item>
      </text:list>
      <text:p text:style-name="Lijstalinea"/>
      <text:p text:style-name="Lijstalinea">Fase 1 : Life sucks!</text:p>
      <text:p text:style-name="Lijstalinea">Fase 2 : My life sucks!</text:p>
      <text:p text:style-name="Lijstalinea">Fase 3 : I’m great!</text:p>
      <text:p text:style-name="Lijstalinea">Fase 4 : We’re great!</text:p>
      <text:p text:style-name="Lijstalinea">Fase 5 : Life’s great!</text:p>
      <text:p text:style-name="Lijstalinea">Zodat je kan zien in welk fase je team zit. Hierop kan je erop inspelen en eventueel verdere stappen ondernemen zodat jouw team zich kan verbeteren.</text:p>
      <text:p text:style-name="Lijstalinea"/>
      <text:list text:style-name="LFO1" text:continue-numbering="true">
        <text:list-item>
          <text:p text:style-name="P36">Ik beloof bij deze plechtig een passwordmanager te gaan gebruiken en hier nooit meer van af te wijken: Antwoord —&gt; Misschien</text:p>
        </text:list-item>
      </text:list>
      <text:p text:style-name="P37">Ik snap dat het handig is. Maar, ik heb de geld er niet voor. En persoonlijk voelt het als dat het mijn geld niet waard is voor het “Onthouden” van mijn wachtwoorden.</text:p>
      <text:p text:style-name="Lijstalinea"/>
      <text:list text:style-name="LFO1" text:continue-numbering="true">
        <text:list-item>
          <text:p text:style-name="P38">Wat is een SP network?</text:p>
        </text:list-item>
      </text:list>
      <text:p text:style-name="Lijstalinea"/>
      <text:p text:style-name="Lijstalinea">Een substitution–permutation network is een reeks gekoppelde wiskundige bewerkingen die worden gebruikt in blokcijferalgoritmen</text:p>
      <text:p text:style-name="Lijstalinea"/>
      <text:list text:style-name="LFO1" text:continue-numbering="true">
        <text:list-item>
          <text:p text:style-name="P39">Wat zijn de waarden die wij hebben bepaald voor ons als klas?</text:p>
        </text:list-item>
      </text:list>
      <text:p text:style-name="Lijstalinea"/>
      <text:p text:style-name="Lijstalinea">Je mag 10 minuten te laat komen.</text:p>
      <text:p text:style-name="Lijstalinea">Je toont respect naar andere.</text:p>
      <text:p text:style-name="Lijstalinea">Je luistert naar andere en laat ze uitpraten.</text:p>
      <text:p text:style-name="Lijstalinea">Je zit niet op je mobiel als ander praten.</text:p>
      <text:p text:style-name="Lijstalinea"/>
      <text:list text:style-name="LFO1" text:continue-numbering="true">
        <text:list-item>
          <text:p text:style-name="P40">Wat is de waterval methode, en hoe verschilt deze van de SCRUM methode?</text:p>
        </text:list-item>
      </text:list>
      <text:p text:style-name="Lijstalinea"/>
      <text:p text:style-name="Lijstalinea">Een waterval methode is anders omdat je bij projecten vooraf alles al vast legt een daarna gewoon aan de slag gaat tot dat het af en het kan ook zo zijn als de 1 problemen heeft dat de rest niet verder kan. Terwijl met scrum heb je het in een sprints die 2 weken duren en aan het einde van die sprints met een leverbaar product klaar zijn met alleen de functionaliteiten die zijn afgesproken om gemaakt te worden in de sprint.</text:p>
      <text:p text:style-name="Lijstalinea"/>
      <text:list text:style-name="LFO1" text:continue-numbering="true">
        <text:list-item>
          <text:p text:style-name="P41">Maak een SWOT analyse van deze toets.</text:p>
        </text:list-item>
      </text:list>
      <text:p text:style-name="Lijstalinea"/>
      <text:p text:style-name="Lijstalinea"><text:span text:style-name="T42">Sterkte :</text:span><text:s/>Er wordt goed gebruik gemaakt van alle lesstof die we hebben gehad en die worden nu ook herhaald op deze toets. Soms af en toe moest er wel gebruikt van google gemaakt worden.</text:p>
      <text:p text:style-name="Lijstalinea"><text:span text:style-name="T43">Zwaktes :</text:span><text:s/>Er waren bepaalde vragen waarop ik mijn twijfels had of ze wel op deze toets moesten staan.</text:p>
      <text:p text:style-name="Lijstalinea"><text:span text:style-name="T44">Kansen :</text:span><text:s/>Omdat het digitaal is kan je eventuele dingen die je niet wist makkelijk op zoeken op google en uitleg daarop krijgen.</text:p>
      <text:soft-page-break/>
      <text:p text:style-name="Lijstalinea"><text:span text:style-name="T45">Bedreigingen :</text:span><text:s/>Het is super eenvoudig om met je klasgenoten dit te gaan overleggen, af te kijken vanuit de repository en kan je alles makkelijk op zoeken via google voor diegene die een zware achterstand lopen met de lessen.</text:p>
      <text:p text:style-name="Lijstalinea"/>
      <text:list text:style-name="LFO1" text:continue-numbering="true">
        <text:list-item>
          <text:p text:style-name="P46">Wat is de Moscow methode?</text:p>
        </text:list-item>
      </text:list>
      <text:p text:style-name="Lijstalinea"/>
      <text:p text:style-name="Lijstalinea"><text:span text:style-name="T47">M - Must haves :</text:span><text:s/>deze eisen moeten in het eindresultaat terugkomen, zonder deze eisen is het product niet bruikbaar.</text:p>
      <text:p text:style-name="Lijstalinea"><text:span text:style-name="T48">S - Should haves :</text:span><text:s/>deze eisen zijn zeer gewenst, maar zonder is het product wel bruikbaar.</text:p>
      <text:p text:style-name="Lijstalinea"><text:span text:style-name="T49">C - Could haves :</text:span><text:s/>deze eisen zullen alleen aan bod komen als er tijd genoeg is.</text:p>
      <text:p text:style-name="Lijstalinea"><text:span text:style-name="T50">W - Won’t haves :</text:span><text:s/>deze eisen zullen in dit project niet aan bod komen maar kunnen in de toekomst, bij een vervolgproject, interessant zijn.</text:p>
      <text:p text:style-name="Standaard"/>
      <text:list text:style-name="LFO1" text:continue-numbering="true">
        <text:list-item>
          <text:p text:style-name="P51">Formuleer 3 userstories voor jou als thuiswerker/student je productiviteit verhogen</text:p>
        </text:list-item>
      </text:list>
      <text:p text:style-name="Lijstalinea"/>
      <text:p text:style-name="Lijstalinea">- Als student wil ik naar buiten zodat ik af en toe rust kan nemen tussen de lessen en me beter kan concentreren op de volgende lessen</text:p>
      <text:p text:style-name="Lijstalinea"/>
      <text:list text:style-name="LFO2" text:continue-numbering="true">
        <text:list-item>
          <text:p text:style-name="P52">Als student wil ik een rustigere omgeving zodat ik de kinderen buiten niet hoor spelen zodat ik me beter kan concentreren</text:p>
        </text:list-item>
      </text:list>
      <text:p text:style-name="Standaard"/>
      <text:list text:style-name="LFO2" text:continue-numbering="true">
        <text:list-item>
          <text:p text:style-name="P53">Als student wil ik een laptop-stand zodat ik niet voorover hoef te buigen waardoor ik last krijg van mijn rug.</text:p>
        </text:list-item>
      </text:list>
      <text:list text:style-name="LFO1" text:continue-numbering="true">
        <text:list-item>
          <text:p text:style-name="P54">Formuleer 3 userstories voor mij als docent die het doel hebben het thuisstuderen te verbeteren</text:p>
        </text:list-item>
      </text:list>
      <text:p text:style-name="Lijstalinea"/>
      <text:list text:style-name="LFO2" text:continue-numbering="true">
        <text:list-item>
          <text:p text:style-name="P55">Als docent zou ik graag eventuele feedback willen krijgen van mijn studenten zodat ik kan inspelen op hun feedback en mijn lessen kan verbeteren.</text:p>
        </text:list-item>
      </text:list>
      <text:p text:style-name="Standaard"/>
      <text:list text:style-name="LFO2" text:continue-numbering="true">
        <text:list-item>
          <text:p text:style-name="P56">Als docent zou ik graag dat mijn leerlingen actief mee willen doen in de lessen zodat ik weet dat ze geen lesstof overslaan wat belangrijk is voor hun overgang</text:p>
        </text:list-item>
      </text:list>
      <text:p text:style-name="Lijstalinea"/>
      <text:list text:style-name="LFO2" text:continue-numbering="true">
        <text:list-item>
          <text:p text:style-name="P57">Als docent zou ik graag huiswerk willen geven zodat ik zeker weet dat mijn leerlingen er klaar voor zijn voor het volgend schooljaar.</text:p>
        </text:list-item>
      </text:list>
      <text:p text:style-name="Lijstalinea"/>
      <text:p text:style-name="Standaard"/>
      <text:list text:style-name="LFO1" text:continue-numbering="true">
        <text:list-item>
          <text:p text:style-name="P58">Waar bestaat de Sprint Zero uit?</text:p>
        </text:list-item>
      </text:list>
      <text:p text:style-name="P59">Sprint zero is een voorbereiden waar je de nodige documentatie en de omgeving en indien nodig test omgeving klaar zet zodat je bij sprint 1 gelijk aan de slag kan.</text:p>
      <text:p text:style-name="Standa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Arial"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NL" style:language-asian="nl" style:country-asian="NL" style:language-complex="ar" style:country-complex="SA" style:text-combine="none" fo:hyphenate="true"/>
    </style:default-style>
    <style:style style:name="Standaard" style:display-name="Standaard" style:family="paragraph">
      <style:paragraph-properties style:vertical-align="baseline" fo:line-height="106%"/>
      <style:text-properties style:font-name="Calibri" style:font-name-asian="Calibri" style:language-asian="en" style:country-asian="US" fo:hyphenate="false"/>
    </style:style>
    <style:style style:name="Standaardalinea-lettertype" style:display-name="Standaardalinea-lettertype" style:family="text"/>
    <style:style style:name="Lijstalinea" style:display-name="Lijstalinea" style:family="paragraph" style:parent-style-name="Standaard">
      <style:paragraph-properties fo:margin-left="0.5in">
        <style:tab-stops/>
      </style:paragraph-properties>
      <style:text-properties fo:hyphenate="false"/>
    </style:style>
    <style:style style:name="Koptekst" style:display-name="Koptekst" style:family="paragraph" style:parent-style-name="Standaard">
      <style:paragraph-properties fo:margin-bottom="0in" fo:line-height="100%">
        <style:tab-stops>
          <style:tab-stop style:type="center" style:position="3.15in"/>
          <style:tab-stop style:type="right" style:position="6.3in"/>
        </style:tab-stops>
      </style:paragraph-properties>
      <style:text-properties fo:hyphenate="false"/>
    </style:style>
    <style:style style:name="KoptekstChar" style:display-name="Koptekst Char" style:family="text" style:parent-style-name="Standaardalinea-lettertype">
      <style:text-properties style:font-name="Calibri" style:font-name-asian="Calibri" style:language-asian="en" style:country-asian="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Calibri" style:font-name-asian="Calibri" style:font-name-complex="Calibri"/>
    </style:style>
    <style:style style:name="WW_CharLFO2LVL2" style:family="text">
      <style:text-properties style:font-name="Courier New" style:font-name-complex="Courier New"/>
    </style:style>
    <style:style style:name="WW_CharLFO2LVL3" style:family="text">
      <style:text-properties style:font-name="Wingdings" style:font-name-complex="Wingdings"/>
    </style:style>
    <style:style style:name="WW_CharLFO2LVL4" style:family="text">
      <style:text-properties style:font-name="Symbol" style:font-name-complex="Symbol"/>
    </style:style>
    <style:style style:name="WW_CharLFO2LVL5" style:family="text">
      <style:text-properties style:font-name="Courier New" style:font-name-complex="Courier New"/>
    </style:style>
    <style:style style:name="WW_CharLFO2LVL6" style:family="text">
      <style:text-properties style:font-name="Wingdings" style:font-name-complex="Wingdings"/>
    </style:style>
    <style:style style:name="WW_CharLFO2LVL7" style:family="text">
      <style:text-properties style:font-name="Symbol" style:font-name-complex="Symbol"/>
    </style:style>
    <style:style style:name="WW_CharLFO2LVL8" style:family="text">
      <style:text-properties style:font-name="Courier New" style:font-name-complex="Courier New"/>
    </style:style>
    <style:style style:name="WW_CharLFO2LVL9" style:family="text">
      <style:text-properties style:font-name="Wingdings" style:font-name-complex="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Calibri"/>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2" style:parent-style-name="Standaard" style:family="paragraph">
      <style:paragraph-properties fo:margin-left="0.5in" fo:text-indent="-0.25in">
        <style:tab-stops/>
      </style:paragraph-properties>
      <style:text-properties fo:font-weight="bold" style:font-weight-asian="bold" style:font-weight-complex="bold"/>
    </style:style>
  </office:automatic-styles>
  <office:master-styles>
    <style:master-page style:name="MP0" style:page-layout-name="PL0">
      <style:header>
        <text:p text:style-name="P2">Anthony<text:s/>Man<text:s/>511706<text:s/>4A8B</text:p>
        <text:p text:style-name="Koptekst"/>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Turner De Jong</meta:initial-creator>
    <dc:creator>Turner De Jong</dc:creator>
    <meta:creation-date>2020-04-17T12:00:00Z</meta:creation-date>
    <dc:date>2020-04-17T12:01:00Z</dc:date>
    <meta:template xlink:href="Normal" xlink:type="simple"/>
    <meta:editing-cycles>1</meta:editing-cycles>
    <meta:editing-duration>PT60S</meta:editing-duration>
    <meta:document-statistic meta:page-count="6" meta:paragraph-count="16" meta:word-count="1289" meta:character-count="8365" meta:row-count="59" meta:non-whitespace-character-count="7092"/>
  </office:meta>
</office:document-meta>
</file>